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995cm" table:align="left"/>
    </style:style>
    <style:style style:name="Tabla1.A" style:family="table-column">
      <style:table-column-properties style:column-width="6.309cm"/>
    </style:style>
    <style:style style:name="Tabla1.B" style:family="table-column">
      <style:table-column-properties style:column-width="10.68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arial" officeooo:rsid="00197dda" officeooo:paragraph-rsid="00197dda"/>
    </style:style>
    <style:style style:name="P2" style:family="paragraph" style:parent-style-name="Heading_20_1">
      <style:paragraph-properties fo:text-align="justify" style:justify-single-word="false" fo:break-before="page"/>
    </style:style>
    <style:style style:name="P3" style:family="paragraph" style:parent-style-name="Heading_20_3">
      <style:text-properties style:font-name="arial"/>
    </style:style>
    <style:style style:name="P4" style:family="paragraph" style:parent-style-name="Standard">
      <style:paragraph-properties fo:text-align="center" style:justify-single-word="false"/>
      <style:text-properties style:font-name="arial" fo:font-size="60pt" officeooo:rsid="00197dda" officeooo:paragraph-rsid="00197dda" style:font-size-asian="60pt" style:font-size-complex="60pt"/>
    </style:style>
    <style:style style:name="P5"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style:style>
    <style:style style:name="P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paragraph-rsid="001b1d1f"/>
    </style:style>
    <style:style style:name="P7" style:family="paragraph" style:parent-style-name="Standard">
      <loext:graphic-properties draw:fill="none"/>
      <style:paragraph-properties fo:margin-left="0cm" fo:margin-right="0cm" fo:text-indent="1cm" style:auto-text-indent="false" fo:background-color="transparent"/>
      <style:text-properties style:font-name="arial"/>
    </style:style>
    <style:style style:name="P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paragraph-rsid="001b1d1f"/>
    </style:style>
    <style:style style:name="P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b1d1f" officeooo:paragraph-rsid="001b1d1f"/>
    </style:style>
    <style:style style:name="P10" style:family="paragraph" style:parent-style-name="Standard" style:master-page-name="">
      <loext:graphic-properties draw:fill="none"/>
      <style:paragraph-properties fo:margin-left="0cm" fo:margin-right="0cm" fo:text-indent="1cm" style:auto-text-indent="false" style:page-number="auto" fo:background-color="transparent"/>
    </style:style>
    <style:style style:name="P11" style:family="paragraph" style:parent-style-name="Standard" style:master-page-name="">
      <loext:graphic-properties draw:fill="none"/>
      <style:paragraph-properties fo:margin-left="0cm" fo:margin-right="0cm" fo:text-indent="1cm" style:auto-text-indent="false" style:page-number="auto" fo:background-color="transparent"/>
    </style:style>
    <style:style style:name="P12"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arial"/>
    </style:style>
    <style:style style:name="P13" style:family="paragraph" style:parent-style-name="Table_20_Contents">
      <style:text-properties style:font-name="arial"/>
    </style:style>
    <style:style style:name="P14" style:family="paragraph" style:parent-style-name="Table_20_Contents">
      <style:text-properties style:font-name="arial" officeooo:rsid="0022ec5d" officeooo:paragraph-rsid="0022ec5d"/>
    </style:style>
    <style:style style:name="P15" style:family="paragraph" style:parent-style-name="Table_20_Contents">
      <style:paragraph-properties fo:text-align="center" style:justify-single-word="false"/>
      <style:text-properties style:font-name="arial" fo:font-weight="bold" officeooo:rsid="0022ec5d" officeooo:paragraph-rsid="0022ec5d" style:font-weight-asian="bold" style:font-weight-complex="bold"/>
    </style:style>
    <style:style style:name="P16" style:family="paragraph" style:parent-style-name="Table_20_Contents">
      <style:text-properties style:font-name="arial" officeooo:rsid="002328db" officeooo:paragraph-rsid="002328db"/>
    </style:style>
    <style:style style:name="P17" style:family="paragraph" style:parent-style-name="Table_20_Contents">
      <style:text-properties style:font-name="arial" officeooo:rsid="00265e5c" officeooo:paragraph-rsid="00265e5c"/>
    </style:style>
    <style:style style:name="T1" style:family="text">
      <style:text-properties style:font-name="arial"/>
    </style:style>
    <style:style style:name="T2" style:family="text">
      <style:text-properties style:font-name="arial" fo:font-size="12pt" officeooo:rsid="00197dda" style:font-size-asian="10.5pt" style:font-size-complex="12pt"/>
    </style:style>
    <style:style style:name="T3" style:family="text">
      <style:text-properties style:font-name="arial" fo:font-size="15pt"/>
    </style:style>
    <style:style style:name="T4" style:family="text">
      <style:text-properties style:font-name="arial" fo:font-size="15pt" officeooo:rsid="00197dda" style:font-size-asian="15pt" style:font-size-complex="15pt"/>
    </style:style>
    <style:style style:name="T5" style:family="text">
      <style:text-properties style:font-name="arial" officeooo:rsid="001b1d1f"/>
    </style:style>
    <style:style style:name="T6" style:family="text">
      <style:text-properties style:font-name="arial" officeooo:rsid="001cdea8"/>
    </style:style>
    <style:style style:name="T7" style:family="text">
      <style:text-properties style:font-name="arial" officeooo:rsid="001eaa75"/>
    </style:style>
    <style:style style:name="T8" style:family="text">
      <style:text-properties style:font-name="arial" officeooo:rsid="001f1f8e"/>
    </style:style>
    <style:style style:name="T9" style:family="text">
      <style:text-properties officeooo:rsid="0020fe00"/>
    </style:style>
    <style:style style:name="T10" style:family="text">
      <style:text-properties officeooo:rsid="0022ec5d"/>
    </style:style>
    <style:style style:name="T11" style:family="text">
      <style:text-properties officeooo:rsid="002328db"/>
    </style:style>
    <style:style style:name="T12" style:family="text">
      <style:text-properties officeooo:rsid="0024bf5d"/>
    </style:style>
    <style:style style:name="T13" style:family="text">
      <style:text-properties officeooo:rsid="0025d88e"/>
    </style:style>
    <style:style style:name="T14" style:family="text">
      <style:text-properties officeooo:rsid="00265e5c"/>
    </style:style>
    <style:style style:name="T15" style:family="text">
      <style:text-properties officeooo:rsid="0026c6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4"/>
      <text:p text:style-name="P4">EJERCICIOS NODOS DOM</text:p>
      <text:p text:style-name="P4"/>
      <text:h text:style-name="P2" text:outline-level="1"><text:span text:style-name="T4">1-</text:span><text:span text:style-name="T2"> </text:span><text:span text:style-name="T3">Consulta los apuntes y busca información en Internet y realiza un resumen con tus propias palabras de los los tipos de nodos DOM, en especial de los 1, 2, 3 y 9.</text:span></text:h>
      <text:p text:style-name="P6"><text:span text:style-name="T5">El DOM (Document Object Model) es una interfaz de programación de aplicaciones (API) para documentos HTML y XML que define la estructura lógica de documentos, como se accede a ellos y se manipulan. Organiza los elementos en una estructura de árbol.</text:span></text:p>
      <text:p text:style-name="P8"><text:span text:style-name="T5"/></text:p>
      <text:p text:style-name="P8"><text:span text:style-name="T5">Los tipos de nodos están definidos como constantes y los más relevantes son:</text:span></text:p>
      <text:p text:style-name="P9"><text:span text:style-name="T1"/></text:p>
      <text:h text:style-name="P3" text:outline-level="3">1.1- Node.ELEMENT_NODE</text:h>
      <text:p text:style-name="P10"><text:span text:style-name="T7">Los</text:span><text:span text:style-name="T6"> nodo</text:span><text:span text:style-name="T7">s</text:span><text:span text:style-name="T6"> Element son los nodos definidos por las etiquetas html. Por ejemplo una etiqueta <text:s/>“div” genera un nodo. Si dentro de ese “div” tenemos tres etiquetas “p”, dichas etiquetas definen nodos hijos de la etiqueta “div”.</text:span></text:p>
      <text:h text:style-name="Heading_20_3" text:outline-level="3"><text:span text:style-name="T6">1.</text:span><text:span text:style-name="T1">2- Node.ATTRIBUTE_NODE</text:span></text:h>
      <text:p text:style-name="P10"><text:span text:style-name="T1">Son los nodos definidos por los atributos de las etiquetas HTML. Aunque en JavaScript </text:span><text:span text:style-name="T8">pueden no verse como nodos, sino que se consideran información asociada al nodo de tipo Element.</text:span></text:p>
      <text:h text:style-name="Heading_20_3" text:outline-level="3"><text:span text:style-name="T8">1.</text:span><text:span text:style-name="T1">3- Node.TEXT_NODE</text:span></text:h>
      <text:p text:style-name="P12">El texto dentro de un nodo Element se considera un nuevo nodo hijo de tipo Text. Los navegadores también crean nodos de tipo Text sin contenido para representar elementos como saltos de linea o espacios vacíos.</text:p>
      <text:h text:style-name="Heading_20_3" text:outline-level="3">1.4-Node.DOCUMENT_NODE</text:h>
      <text:p text:style-name="P5">El Nodo Document es el nodo raíz, a partir del cual derivan el resto de nodos. <text:span text:style-name="T9">Y es el que invocaremos para acceder a los otros nodos.</text:span></text:p>
      <text:p text:style-name="P7"/>
      <text:h text:style-name="Heading_20_1" text:outline-level="1">2- Rellena la siguiente tabla</text:h>
      <table:table table:name="Tabla1" table:style-name="Tabla1">
        <table:table-column table:style-name="Tabla1.A"/>
        <table:table-column table:style-name="Tabla1.B"/>
        <table:table-row>
          <table:table-cell table:style-name="Tabla1.A1" office:value-type="string">
            <text:p text:style-name="P15">Quiero acceder...</text:p>
          </table:table-cell>
          <table:table-cell table:style-name="Tabla1.B1" office:value-type="string">
            <text:p text:style-name="P15">Código JavaScript</text:p>
          </table:table-cell>
        </table:table-row>
        <table:table-row>
          <table:table-cell table:style-name="Tabla1.A2" office:value-type="string">
            <text:p text:style-name="P13">… <text:span text:style-name="T10">a un elemento cuya id es boton1</text:span></text:p>
          </table:table-cell>
          <table:table-cell table:style-name="Tabla1.B2" office:value-type="string">
            <text:p text:style-name="P14">document.getElementById(“boton1”);</text:p>
          </table:table-cell>
        </table:table-row>
        <table:table-row>
          <table:table-cell table:style-name="Tabla1.A2" office:value-type="string">
            <text:p text:style-name="P13">… <text:span text:style-name="T10">a todos los párrafos de mi página</text:span></text:p>
          </table:table-cell>
          <table:table-cell table:style-name="Tabla1.B2" office:value-type="string">
            <text:p text:style-name="P14">document.getElementsByTag<text:span text:style-name="T12">Name</text:span>(“<text:span text:style-name="T13">P</text:span>”);</text:p>
          </table:table-cell>
        </table:table-row>
        <table:table-row>
          <table:table-cell table:style-name="Tabla1.A2" office:value-type="string">
            <text:p text:style-name="P13">… <text:span text:style-name="T10">a la primera tabla de mi página</text:span></text:p>
          </table:table-cell>
          <table:table-cell table:style-name="Tabla1.B2" office:value-type="string">
            <text:p text:style-name="P16">document.querySelector(“table”);</text:p>
          </table:table-cell>
        </table:table-row>
        <table:table-row>
          <table:table-cell table:style-name="Tabla1.A2" office:value-type="string">
            <text:p text:style-name="P13">… <text:span text:style-name="T11">a todas las imágenes del section</text:span></text:p>
          </table:table-cell>
          <table:table-cell table:style-name="Tabla1.B2" office:value-type="string">
            <text:p text:style-name="P17">document.querySelectorAll(‘section &gt; img’);</text:p>
          </table:table-cell>
        </table:table-row>
        <table:table-row>
          <table:table-cell table:style-name="Tabla1.A2" office:value-type="string">
            <text:p text:style-name="P13">… <text:span text:style-name="T14">a la primera imagen de un div cuya id es zonafotos</text:span></text:p>
          </table:table-cell>
          <table:table-cell table:style-name="Tabla1.B2" office:value-type="string">
            <text:p text:style-name="P17">document.getElementById(‘zonafotos’).</text:p>
            <text:p text:style-name="P17">querySelector(‘img’);</text:p>
          </table:table-cell>
        </table:table-row>
        <table:table-row>
          <table:table-cell table:style-name="Tabla1.A2" office:value-type="string">
            <text:p text:style-name="P13">… <text:span text:style-name="T14">al tercer enlace del footer</text:span></text:p>
          </table:table-cell>
          <table:table-cell table:style-name="Tabla1.B2" office:value-type="string">
            <text:p text:style-name="P17">document.getElementByTagNeme(‘footer’)[<text:span text:style-name="T15">0</text:span>]. <text:span text:style-name="T15">children[2]</text:span>;</text:p>
          </table:table-cell>
        </table:table-row>
      </table:table>
      <text:p text:style-name="Text_20_body"><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officeooo:rsid="00197dda" officeooo:paragraph-rsid="00197dd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uan Carlos Ramos Moll 2ºDAW(Semipresencial-tard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9T11:27:17.221349801</meta:creation-date>
    <dc:date>2020-10-19T16:19:25.495582398</dc:date>
    <meta:editing-duration>PT14M27S</meta:editing-duration>
    <meta:editing-cycles>4</meta:editing-cycles>
    <meta:generator>LibreOffice/6.4.6.2$Linux_X86_64 LibreOffice_project/40$Build-2</meta:generator>
    <meta:document-statistic meta:table-count="1" meta:image-count="0" meta:object-count="0" meta:page-count="3" meta:paragraph-count="29" meta:word-count="300" meta:character-count="1930" meta:non-whitespace-character-count="1658"/>
  </office:meta>
</office:document-meta>
</file>